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08cm" svg:height="4.445cm" svg:x="2.27cm" svg:y="4.81cm">
          <text:p text:style-name="P1"><text:span text:style-name="T1">System python</text:span></text:p>
          <text:p text:style-name="P1"><text:span text:style-name="T2">/usr/bin/python</text:span></text:p>
        </draw:rect>
        <draw:ellipse draw:style-name="gr2" draw:text-style-name="P2" draw:layer="layout" svg:width="3.81cm" svg:height="1.905cm" svg:x="2.905cm" svg:y="6.715cm">
          <text:p text:style-name="P1"><text:span text:style-name="T2">/usr/lib/python2.6/..</text:span></text:p>
        </draw:ellipse>
        <draw:rect draw:style-name="gr1" draw:text-style-name="P2" draw:layer="layout" svg:width="5.08cm" svg:height="4.445cm" svg:x="13.7cm" svg:y="4.81cm">
          <text:p text:style-name="P1"><text:span text:style-name="T1">CIAO python</text:span></text:p>
          <text:p text:style-name="P1"><text:span text:style-name="T2">/soft/ciao/bin/python</text:span></text:p>
        </draw:rect>
        <draw:ellipse draw:style-name="gr2" draw:text-style-name="P2" draw:layer="layout" svg:width="3.81cm" svg:height="1.905cm" svg:x="14.335cm" svg:y="6.715cm">
          <text:p text:style-name="P1"><text:span text:style-name="T2">/soft/ciao/..</text:span></text:p>
        </draw:ellipse>
        <draw:rect draw:style-name="gr1" draw:text-style-name="P2" draw:layer="layout" svg:width="5.08cm" svg:height="4.445cm" svg:x="7.985cm" svg:y="4.81cm">
          <text:p text:style-name="P1"><text:span text:style-name="T1">EPD python</text:span></text:p>
          <text:p text:style-name="P1"><text:span text:style-name="T2">/Library/Frameworks/</text:span></text:p>
          <text:p text:style-name="P1"><text:span text:style-name="T2">EPD64.framework/...</text:span></text:p>
        </draw:rect>
        <draw:ellipse draw:style-name="gr2" draw:text-style-name="P2" draw:layer="layout" svg:width="3.81cm" svg:height="1.905cm" svg:x="8.62cm" svg:y="6.715cm">
          <text:p text:style-name="P1"><text:span text:style-name="T2">/Library/Frame..</text:span></text:p>
        </draw:ellipse>
        <draw:ellipse draw:style-name="gr2" draw:text-style-name="P2" draw:layer="layout" svg:width="4.445cm" svg:height="2.54cm" svg:x="8.62cm" svg:y="11.16cm">
          <text:p text:style-name="P2">$HOME/.local/</text:p>
          <text:p text:style-name="P2">$HOME/Library/</text:p>
        </draw:ellipse>
        <draw:line draw:style-name="gr3" draw:text-style-name="P1" draw:layer="layout" svg:x1="5.445cm" svg:y1="9.255cm" svg:x2="8.62cm" svg:y2="11.795cm">
          <text:p/>
        </draw:line>
        <draw:line draw:style-name="gr3" draw:text-style-name="P1" draw:layer="layout" svg:x1="10.525cm" svg:y1="9.255cm" svg:x2="10.525cm" svg:y2="11.16cm">
          <text:p/>
        </draw:line>
        <draw:line draw:style-name="gr3" draw:text-style-name="P1" draw:layer="layout" svg:x1="16.24cm" svg:y1="9.255cm" svg:x2="13.065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 Aldcroft</meta:initial-creator>
    <meta:creation-date>2011-04-01T07:17:00</meta:creation-date>
    <dc:date>2011-04-01T07:29:05</dc:date>
    <dc:creator>Tom Aldcroft</dc:creator>
    <meta:editing-duration>PT00H12M06S</meta:editing-duration>
    <meta:editing-cycles>1</meta:editing-cycles>
    <meta:document-statistic meta:object-count="10"/>
    <meta:generator>OpenOffice.org/3.1$Unix OpenOffice.org_project/310m19$Build-9420</meta:generator>
  </office:meta>
</office:document-meta>
</file>